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9335" officeooo:paragraph-rsid="001b9335"/>
    </style:style>
    <style:style style:name="P2" style:family="paragraph" style:parent-style-name="Standard">
      <style:paragraph-properties fo:text-align="center" style:justify-single-word="false"/>
      <style:text-properties fo:font-size="14pt" officeooo:rsid="001b9335" officeooo:paragraph-rsid="001b9335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b9335" officeooo:paragraph-rsid="001b933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b9335" officeooo:paragraph-rsid="001be507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be507" officeooo:paragraph-rsid="001be50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be507" officeooo:paragraph-rsid="001be50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ecc05" officeooo:paragraph-rsid="001ecc0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f7b0c" officeooo:paragraph-rsid="001f7b0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f93f5" officeooo:paragraph-rsid="001f93f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17fb0" officeooo:paragraph-rsid="00217fb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17fb0" officeooo:paragraph-rsid="00235ad4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35ad4" officeooo:paragraph-rsid="00235ad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247f2d" officeooo:paragraph-rsid="00247f2d" style:font-size-asian="14pt" style:font-size-complex="14pt"/>
    </style:style>
    <style:style style:name="T1" style:family="text">
      <style:text-properties officeooo:rsid="001be507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1f7b0c"/>
    </style:style>
    <style:style style:name="T4" style:family="text">
      <style:text-properties officeooo:rsid="00235ad4"/>
    </style:style>
    <style:style style:name="T5" style:family="text">
      <style:text-properties officeooo:rsid="00236c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kens Antoine</text:p>
      <text:p text:style-name="P1">Fliedner Florent</text:p>
      <text:p text:style-name="P1"/>
      <text:p text:style-name="P2">Docker</text:p>
      <text:p text:style-name="P2">Documentation</text:p>
      <text:p text:style-name="P13">Marina </text:p>
      <text:p text:style-name="P2"/>
      <text:p text:style-name="P3"/>
      <text:p text:style-name="P3"><text:tab/>Notre projet consiste en un site web en php, lié à une base de données postgresql. Il y a également un système de payement, géré avec Stripe, <text:span text:style-name="T5">de mail (php mailer) et de traduction (gettext).</text:span></text:p>
      <text:p text:style-name="P4"><text:tab/>Le site étant terminé, nous devions l’installer sur une machine serveur possédant un docker. </text:p>
      <text:p text:style-name="P4"/>
      <text:p text:style-name="P4"><text:tab/><text:span text:style-name="T1">Voici les démarches que nous avons effectuées pour compléter la dernière itération du projet.</text:span></text:p>
      <text:p text:style-name="P4"/>
      <text:p text:style-name="P4"><text:tab/></text:p>
      <text:p text:style-name="P4"><text:span text:style-name="T1">- Nous avons tout d’abord du installer une machine virtuelle Linux : Ubuntu server 18.04.</text:span></text:p>
      <text:p text:style-name="P4">- <text:span text:style-name="T1">Nous avons créé une image docker</text:span></text:p>
      <text:p text:style-name="P4"/>
      <text:p text:style-name="P5">Ensuite, nous avons créé une arborescence type dans la machine virtuelle pour pouvoir utiliser docker compose. </text:p>
      <text:p text:style-name="P5"/>
      <text:p text:style-name="P6"><text:bookmark text:name="docs-internal-guid-c1b1898c-7fff-d175-3a21-f81e7207dc38"/><text:span text:style-name="T2">|-- app<text:line-break/>|   |-- Dockerfile<text:line-break/>|   |-- src<text:line-break/>|   | |-- database.php<text:line-break/>|   | |-- index.php<text:line-break/>|   | `-- process.php<text:line-break/>|   `-- wait-for-postgres.sh<text:line-break/>|-- docker-compose.yaml<text:line-break/>|-- env<text:line-break/>|-- postgres<text:line-break/>|   `-- script<text:line-break/>|       `-- CreateTable.sql<text:line-break/>`-- README.md</text:span> </text:p>
      <text:p text:style-name="P6"/>
      <text:p text:style-name="P7">Nous avons suivi la totalité du tutoriel de Sébastien <text:span text:style-name="T3">(faire une petite base de données, remplir les fichiers de configuration (.yaml, Dockerfile, env...)</text:span> <text:a xlink:type="simple" xlink:href="https://docs.google.com/document/d/1fgdJzSS4lCIEMUY2YvPzC-_uN11jYcPcds83vvEEoxI/edit" text:style-name="Internet_20_link" text:visited-style-name="Visited_20_Internet_20_Link">https://docs.google.com/document/d/1fgdJzSS4lCIEMUY2YvPzC-_uN11jYcPcds83vvEEoxI/edit</text:a> pour s’assurer que notre conteneur soit fonctionnel.</text:p>
      <text:p text:style-name="P7"/>
      <text:p text:style-name="P8">Pour que notre système de payement soit <text:span text:style-name="T4">installé</text:span>, nous avons ajouté le module mbstring dans le Dockerfile : </text:p>
      <text:p text:style-name="P8">RUN apt-get update &amp;&amp; \</text:p>
      <text:p text:style-name="P8"><text:soft-page-break/><text:s text:c="4"/>apt-get install -y wget gnupg2 libpq-dev &amp;&amp; docker-php-ext-install pdo pdo_pgsql mbstring</text:p>
      <text:p text:style-name="P11">Pour que notre <text:span text:style-name="T5">librairie de traduction </text:span>(détecte les <text:span text:style-name="T4">chaînes de caractères</text:span> puis cherche les équivalents dans un fichier)<text:span text:style-name="T4"> </text:span>soit <text:span text:style-name="T4">installée </text:span>dans le conteneur docker, nous avons également ajouté la ligne suivante : </text:p>
      <text:p text:style-name="P10"><text:tab/>RUN docker-php-ext-install gettext</text:p>
      <text:p text:style-name="P7"/>
      <text:p text:style-name="P7"/>
      <text:p text:style-name="P8">Ensuite, nous avons remplacé le script sql par notre notre dump de la base de données de notre site. </text:p>
      <text:p text:style-name="P8"/>
      <text:p text:style-name="P9">Nous avons ensuite ajouté tous les fichiers sources de notre site dans le dossier src de notre dossier php-pgsql.</text:p>
      <text:p text:style-name="P9"/>
      <text:p text:style-name="P12">Après beaucoup d’essais, de recherches et d’aide, nous avons un site fonctionnel dans so globalité. Tout l’affichage fonctionne ainsi que la connexion, les appels à la base de données également etc. Malheureusement, quelques fonctionnalités plus complexes (mail, traduction, payement) ne fonctionnent pas.</text:p>
      <text:p text:style-name="P9"/>
      <text:p text:style-name="P9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20:33:00.817000000</meta:creation-date>
    <dc:date>2018-12-18T23:24:27.619000000</dc:date>
    <meta:editing-duration>PT2H41M17S</meta:editing-duration>
    <meta:editing-cycles>9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25" meta:word-count="325" meta:character-count="2188" meta:non-whitespace-character-count="1845"/>
  </office:meta>
</office:document-meta>
</file>